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737e5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Table_20_Contents">
      <style:text-properties fo:font-weight="bold" officeooo:rsid="000f67fd" officeooo:paragraph-rsid="001a6851" style:font-weight-asian="bold" style:font-weight-complex="bold"/>
    </style:style>
    <style:style style:name="P15" style:family="paragraph" style:parent-style-name="Heading_20_1" style:master-page-name="First_20_Page">
      <style:paragraph-properties style:page-number="auto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style:font-name-asian="ArialMT" style:font-size-asian="12pt" style:font-name-complex="ArialMT" style:font-size-complex="12pt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2" style:family="text">
      <style:text-properties fo:font-size="8pt" style:font-size-asian="8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officeooo:rsid="00183878"/>
    </style:style>
    <style:style style:name="T18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19439072320" text:id="ct140319439072320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19439448480" text:id="ct14031943944848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438162224" text:id="ct14031943816222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439785872" text:id="ct14031943978587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439326928" text:id="ct14031943932692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19341248416" text:id="ct14031934124841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319439072320"/><text:change-start text:change-id="ct140319439448480"/>Adopt<text:change-end text:change-id="ct140319439448480"/>ed<text:change-start text:change-id="ct140319438162224"/> as a <text:change-end text:change-id="ct140319438162224"/>NMRA <text:change-start text:change-id="ct140319439785872"/>Standard<text:change-end text:change-id="ct140319439785872"/></text:h>
      </text:section>
      <text:p text:style-name="Standard">The OpenLCB Standard document appended to this cover sheet has been formally adopted as a NMRA Standard by the NMRA Board of Directors on the date shown in the <text:span text:style-name="T16">Adopted</text:span> column in the <text:span text:style-name="T15">Version History</text:span> table below.</text:p>
      <text:h text:style-name="Heading_20_1" text:outline-level="1"><text:change text:change-id="ct140319439326928"/><text:change-start text:change-id="ct140319341248416"/>Version History<text:change-end text:change-id="ct14031934124841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P14"><text:span text:style-name="Page_20_Number"><text:span text:style-name="T4">Feb 20, 2016</text:span></text:span></text:p>
          </table:table-cell>
          <table:table-cell table:style-name="Table2.C2" office:value-type="string">
            <text:p text:style-name="Table_20_Contents">Initial version <text:span text:style-name="T17">submitted for public comment</text:span>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737e5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27T16:23:28.105424162" text:date-adjust="PT1440H00M00S">Apr 27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AN Frame Transf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S-</text:span><text:span text:style-name="MT11">9.7.2.1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9</meta:editing-cycles>
    <meta:editing-duration>PT18H59M5S</meta:editing-duration>
    <meta:generator>LibreOffice/4.4.0.3$MacOSX_X86_64 LibreOffice_project/de093506bcdc5fafd9023ee680b8c60e3e0645d7</meta:generator>
    <dc:date>2016-02-27T16:23:27.980210000</dc:date>
    <meta:printed-by>Bob Jacobsen</meta:printed-by>
    <meta:print-date>2010-09-15T08:46:04</meta:print-date>
    <meta:document-statistic meta:table-count="2" meta:image-count="1" meta:object-count="0" meta:page-count="1" meta:paragraph-count="15" meta:word-count="83" meta:character-count="493" meta:non-whitespace-character-count="418"/>
  </office:meta>
</office:document-meta>
</file>